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583in"/>
    </style:style>
    <style:style style:name="co3" style:family="table-column">
      <style:table-column-properties fo:break-before="auto" style:column-width="5.8354in"/>
    </style:style>
    <style:style style:name="ro1" style:family="table-row">
      <style:table-row-properties style:row-height="0.6028in" fo:break-before="auto" style:use-optimal-row-height="true"/>
    </style:style>
    <style:style style:name="ro2" style:family="table-row">
      <style:table-row-properties style:row-height="1.0417in" fo:break-before="auto" style:use-optimal-row-height="true"/>
    </style:style>
    <style:style style:name="ro3" style:family="table-row">
      <style:table-row-properties style:row-height="0.8953in" fo:break-before="auto" style:use-optimal-row-height="true"/>
    </style:style>
    <style:style style:name="ro4" style:family="table-row">
      <style:table-row-properties style:row-height="1.1874in" fo:break-before="auto" style:use-optimal-row-height="true"/>
    </style:style>
    <style:style style:name="ro5" style:family="table-row">
      <style:table-row-properties style:row-height="1.3339in" fo:break-before="auto" style:use-optimal-row-height="true"/>
    </style:style>
    <style:style style:name="ro6" style:family="table-row">
      <style:table-row-properties style:row-height="0.7484in" fo:break-before="auto" style:use-optimal-row-height="true"/>
    </style:style>
    <style:style style:name="ro7" style:family="table-row">
      <style:table-row-properties style:row-height="0.4563in" fo:break-before="auto" style:use-optimal-row-height="true"/>
    </style:style>
    <style:style style:name="ro8" style:family="table-row">
      <style:table-row-properties style:row-height="0.3102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0c2c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Tool nam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No. secondary citations (in PubMed)</text:p>
          </table:table-cell>
          <table:table-cell table:style-name="ce1" office:value-type="string" calcext:value-type="string">
            <text:p>Known public health application?</text:p>
          </table:table-cell>
          <table:table-cell table:style-name="ce1" office:value-type="string" calcext:value-type="string">
            <text:p>Latest code ver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usterPicker</text:p>
          </table:table-cell>
          <table:table-cell table:style-name="ce7" office:value-type="string" calcext:value-type="string">
            <text:p>Generates clusters from a phylogenetic tree based on user-selected minimum bootstrap support and maximum genetic distance criteria.</text:p>
          </table:table-cell>
          <table:table-cell office:value-type="string" calcext:value-type="string">
            <text:p>Ragonnet-Cronin, M., Hodcroft, E., Hué, S., Fearnhill, E., Delpech, V., Brown, A. J. L., &amp; Lycett, S. (2013). Automated analysis of phylogenetic clusters. BMC Bioinformatics, 14(1), 317. 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1" office:value-type="string" calcext:value-type="string">
            <text:p>No longer actively maintained (since 2017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IV-TRACE</text:p>
          </table:table-cell>
          <table:table-cell table:style-name="ce2" office:value-type="string" calcext:value-type="string">
            <text:p>Generates a network from unaligned sequences by aligning sequences, calculating genetic distances under a TN93 model, and linking nodes in the network only if they are under a maximum genetic distance criterion.</text:p>
          </table:table-cell>
          <table:table-cell office:value-type="string" calcext:value-type="string">
            <text:p>Kosakovsky Pond, S. L., Weaver, S., Leigh Brown, A. J., &amp; Wertheim, J. O. (2018). HIV-TRACE (TRAnsmission Cluster Engine): A tool for large scale molecular epidemiology of HIV-1 and other rapidly evolving pathogens. Molecular Biology and Evolution, 35(7), 1812–1819.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Yes. <text:a xlink:href="https://secure.hivtrace.cdc.gov/" xlink:type="simple">Secure HIV-TRACE</text:a> used by CDC. Here’s a <text:a xlink:href="https://www.sciencedirect.com/science/article/pii/S0749379721003627?via%3Dihub" xlink:type="simple">paper by King Co. health dept</text:a> using it.</text:p>
          </table:table-cell>
          <table:table-cell table:style-name="ce1" office:value-type="string" calcext:value-type="string">
            <text:p>Latest release 2020</text:p>
          </table:table-cell>
          <table:table-cell table:style-name="ce12" table:number-columns-repeated="1018"/>
        </table:table-row>
        <table:table-row table:style-name="ro3">
          <table:table-cell office:value-type="string" calcext:value-type="string">
            <text:p>MicrobeTrace</text:p>
          </table:table-cell>
          <table:table-cell table:style-name="ce2" office:value-type="string" calcext:value-type="string">
            <text:p>A more generalizable HIV-TRACE, takes or generates a genetic distance matrix, calculates genetic distances under a JC69 or TN93 model, and links nodes if they are under a user-specified maximum genetic distance criterion.</text:p>
          </table:table-cell>
          <table:table-cell office:value-type="string" calcext:value-type="string">
            <text:p>Campbell, E. M., Boyles, A., Shankar, A., Kim, J., Knyazev, S., Cintron, R., &amp; Switzer, W. M. (2021). MicrobeTrace: Retooling molecular epidemiology for rapid public health response. PLOS Computational Biology, 17(9), e1009300. 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Yes, <text:a xlink:href="https://www.cdc.gov/amd/whats-new/microbetrace-connections.html" xlink:type="simple">maintained by CDC and used by local health depts</text:a>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yloPart</text:p>
          </table:table-cell>
          <table:table-cell table:style-name="ce7" office:value-type="string" calcext:value-type="string">
            <text:p>Takes a phylogenetic tree, defines a cluster as a subtree where the median patristic distance within the subtree is less than a user-specified percentile of the overall patristic distance distribution from the whole tree.</text:p>
          </table:table-cell>
          <table:table-cell office:value-type="string" calcext:value-type="string">
            <text:p>Prosperi, M. C. F., Ciccozzi, M., Fanti, I., Saladini, F., Pecorari, M., Borghi, V., di Giambenedetto, S., Bruzzone, B., Capetti, A., Vivarelli, A., Rusconi, S., Re, M. C., Gismondo, M. R., Sighinolfi, L., Gray, R. R., Salemi, M., Zazzi, M., &amp; de Luca, A. (2011). A novel methodology for large-scale phylogeny partition. Nature Communications, 2(1). 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1" office:value-type="string" calcext:value-type="string">
            <text:p>Latest release 201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hylotype</text:p>
          </table:table-cell>
          <table:table-cell office:value-type="string" calcext:value-type="string">
            <text:p>Takes a phylogenetic tree annotated with categorical metadata at the tips. Defines phylotypes to be tips where the MRCA shares the same metadata value(s) and which satisfy some user-defined minimum size, maximum number of apparent migration events to another metadata category, etc.</text:p>
          </table:table-cell>
          <table:table-cell office:value-type="string" calcext:value-type="string">
            <text:p>Chevenet, F., Jung, M., Peeters, M., de Oliveira, T., &amp; Gascuel, O. (2013). Searching for virus phylotypes. Bioinformatics, 29(5), 561–570.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office:value-type="string" calcext:value-type="string">
            <text:p>Latest release 201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v2clusters</text:p>
          </table:table-cell>
          <table:table-cell office:value-type="string" calcext:value-type="string">
            <text:p>Takes a phylogenetic tree, sample date information, and optional contact tracing data. Identifies clusters where a weighted score of patristic distance, time difference, and presence or absence of known contact is above a user-defined threshold. Weights can be user-specified or fit given data with known cluster annotations.</text:p>
          </table:table-cell>
          <table:table-cell office:value-type="string" calcext:value-type="string">
            <text:p>Sobkowiak, B., Kamelian, K., Zlosnik, J. E. A., Tyson, J., Silva, A. G. da, Hoang, L. M. N., Prystajecky, N., &amp; Colijn, C. (2022). Cov2clusters: genomic clustering of SARS-CoV-2 sequences. BMC Genomics, 23(1), 710. 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 table:number-columns-repeated="1018"/>
        </table:table-row>
        <table:table-row table:style-name="ro2">
          <table:table-cell office:value-type="string" calcext:value-type="string">
            <text:p>TreeCluster</text:p>
          </table:table-cell>
          <table:table-cell table:style-name="ce7" office:value-type="string" calcext:value-type="string">
            <text:p>Takes a phylogenetic tree, and generates clusters according to one of several criteria, which consider the maximum patristic distance between members of a cluster or the sum of all pairwise patristic distances between members of a cluster, etc.</text:p>
          </table:table-cell>
          <table:table-cell office:value-type="string" calcext:value-type="string">
            <text:p>Balaban, M., Moshiri, N., Mai, U., Jia, X., &amp; Mirarab, S. (2019). TreeCluster: Clustering biological sequences using phylogenetic trees. PLOS ONE, 14(8), e0221068. 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1" office:value-type="string" calcext:value-type="string">
            <text:p>Latest release 2020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UCLUST</text:p>
          </table:table-cell>
          <table:table-cell table:style-name="ce2" office:value-type="string" calcext:value-type="string">
            <text:p>Adds sequences to clusters in a stepwise fashion based on whether a sequence matches an existing cluster seed by a certain percent identity or not.</text:p>
          </table:table-cell>
          <table:table-cell office:value-type="string" calcext:value-type="string">
            <text:p>Edgar, R. C. (2010). Search and clustering orders of magnitude faster than BLAST. Bioinformatics, 26(19), 2460–2461.</text:p>
          </table:table-cell>
          <table:table-cell office:value-type="float" office:value="18700" calcext:value-type="float">
            <text:p>18700</text:p>
          </table:table-cell>
          <table:table-cell table:style-name="ce1" office:value-type="string" calcext:value-type="string">
            <text:p>I believe not actually a readily available software tool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luster-Tracker</text:p>
          </table:table-cell>
          <table:table-cell office:value-type="string" calcext:value-type="string">
            <text:p>Takes a phylogenetic tree annotated with a categorical trait at the tips and annotates internal nodes with probability of having a certain trait category based on a heuristic criteria that accounts for number of descendents in and out of that category and minimum distance to a tip in and out of that category.</text:p>
          </table:table-cell>
          <table:table-cell office:value-type="string" calcext:value-type="string">
            <text:p>McBroome, J., Martin, J., de Bernardi Schneider, A., Turakhia, Y., &amp; Corbett-Detig, R. (2022). Identifying SARS-CoV-2 regional introductions and transmission clusters in real time. Virus Evolution, 8(1). 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Last commit Oct 2022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Nextstrain</text:p>
          </table:table-cell>
          <table:table-cell table:style-name="ce10"/>
          <table:table-cell table:style-name="ce3" table:number-columns-repeated="2"/>
          <table:table-cell table:style-name="ce1" office:value-type="string" calcext:value-type="string">
            <text:p>Yes. <text:a xlink:href="https://www.cdc.gov/amd/pdf/slidesets/toolkitmodule_3.1-508c.pdf" xlink:type="simple">Local health dept training material provided by CDC</text:a>.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EGA</text:p>
          </table:table-cell>
          <table:table-cell office:value-type="string" calcext:value-type="string">
            <text:p>Allows users to define groups and then generate statistics about distance within and between groups. Additionally supports ancestral state reconstruction via parsimony or ML.</text:p>
          </table:table-cell>
          <table:table-cell table:style-name="ce3" table:number-columns-repeated="2"/>
          <table:table-cell table:style-name="ce1" office:value-type="string" calcext:value-type="string">
            <text:p>Yes, <text:a xlink:href="https://journals.plos.org/ploscompbiol/article?id=10.1371/journal.pcbi.1009300" xlink:type="simple">cited as commonly used in public health</text:a>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DTA in BEAST1</text:p>
          </table:table-cell>
          <table:table-cell table:style-name="ce10"/>
          <table:table-cell table:style-name="ce3" table:number-columns-repeated="2"/>
          <table:table-cell table:number-columns-repeated="1020"/>
        </table:table-row>
        <table:table-row table:style-name="ro8">
          <table:table-cell office:value-type="string" calcext:value-type="string">
            <text:p>BDMM in BEAST2</text:p>
          </table:table-cell>
          <table:table-cell table:style-name="ce10"/>
          <table:table-cell table:style-name="ce3" table:number-columns-repeated="2"/>
          <table:table-cell table:number-columns-repeated="1020"/>
        </table:table-row>
        <table:table-row table:style-name="ro7">
          <table:table-cell office:value-type="string" calcext:value-type="string">
            <text:p>Structured coalescent in BEAST2</text:p>
          </table:table-cell>
          <table:table-cell table:style-name="ce10"/>
          <table:table-cell table:style-name="ce3" table:number-columns-repeated="2"/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1:Sheet1.F13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13:21:57.128000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4-04T13:22:02.934864923</meta:creation-date>
    <meta:editing-duration>PT3H9M44S</meta:editing-duration>
    <meta:editing-cycles>3</meta:editing-cycles>
    <meta:generator>LibreOffice/7.1.1.2$MacOSX_X86_64 LibreOffice_project/fe0b08f4af1bacafe4c7ecc87ce55bb426164676</meta:generator>
    <dc:date>2023-04-04T16:53:04.445792759</dc:date>
    <meta:document-statistic meta:table-count="1" meta:cell-count="59" meta:object-count="0"/>
    <meta:user-defined meta:name=""/>
  </office:meta>
</office:document-meta>
</file>